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RL Patterns:</text:p>
      <text:p text:style-name="Standard"/>
      <text:p text:style-name="Standard">URLs with $ indicate variables.</text:p>
      <text:p text:style-name="Standard"/>
      <text:list xml:id="list1132387745" text:style-name="L1">
        <text:list-item>
          <text:p text:style-name="P1">These all link to the same case:</text:p>
        </text:list-item>
        <text:list-item>
          <text:p text:style-name="P3">/$court/$case</text:p>
        </text:list-item>
        <text:list-item>
          <text:p text:style-name="P3">/$judge/$case</text:p>
        </text:list-item>
        <text:list-item>
          <text:p text:style-name="P3">/$party-name/$case</text:p>
        </text:list-item>
        <text:list-item>
          <text:p text:style-name="P3">/$panelist/$case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judge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alertnumber → Edit or delete an alert</text:p>
        </text:list-item>
        <text:list-item>
          <text:p text:style-name="P3">alert/list → A list of all alerts (presents public alerts if not logged in, and all alerts if logged in)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 by me or Longhao, perhaps dynamically created.</text:p>
        </text:list-item>
        <text:list-item>
          <text:p text:style-name="P3">/ → The homepage (duh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1-20T20:01:57</dc:date>
    <dc:creator>Michael Lissner</dc:creator>
    <meta:editing-duration>PT08H56M55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29" meta:word-count="263" meta:character-count="1486"/>
  </office:meta>
</office:document-meta>
</file>